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B000003462A43243B9B02F7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bfff" draw:marker-start-width="0.517cm" draw:marker-end="" draw:marker-end-width="0.6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svg:stroke-color="#00bfff" draw:marker-start-width="0.517cm" draw:marker-end="" draw:marker-end-width="0.617cm" svg:stroke-opacity="20%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00bf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383cm" svg:x="1.2cm" svg:y="10.717cm">
          <draw:image xlink:href="Pictures/100002010000076B000003462A43243B9B02F7A1.png" xlink:type="simple" xlink:show="embed" xlink:actuate="onLoad">
            <text:p/>
          </draw:image>
        </draw:frame>
        <draw:line draw:style-name="gr2" draw:text-style-name="P2" draw:layer="layout" svg:x1="18cm" svg:y1="17.574cm" svg:x2="15.2cm" svg:y2="14.191cm">
          <text:p/>
        </draw:line>
        <draw:line draw:style-name="gr3" draw:text-style-name="P2" draw:layer="layout" svg:x1="17.36cm" svg:y1="16.795cm" svg:x2="13.8cm" svg:y2="12.5cm">
          <text:p/>
        </draw:line>
        <draw:line draw:style-name="gr4" draw:text-style-name="P2" draw:layer="layout" svg:x1="13.772cm" svg:y1="12.467cm" svg:x2="12.4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8:26:23.047189831</meta:creation-date>
    <dc:date>2021-04-26T18:33:41.025020706</dc:date>
    <meta:editing-duration>PT7M18S</meta:editing-duration>
    <meta:editing-cycles>1</meta:editing-cycles>
    <meta:document-statistic meta:object-count="4"/>
    <meta:generator>LibreOffice/5.4.7.2$Linux_X86_64 LibreOffice_project/40$Build-2</meta:generator>
  </office:meta>
</office:document-meta>
</file>